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223cm"/>
    </style:style>
    <style:style style:name="Tableau3.B" style:family="table-column">
      <style:table-column-properties style:column-width="1.614cm"/>
    </style:style>
    <style:style style:name="Tableau3.C" style:family="table-column">
      <style:table-column-properties style:column-width="13.17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imes New Roman"/>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paragraph-properties fo:text-align="center" style:justify-single-word="false"/>
      <style:text-properties style:font-name="Times New Roman" fo:font-style="italic" style:font-style-asian="italic" style:font-style-complex="italic"/>
    </style:style>
    <style:style style:name="P7"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8"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9"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0"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1" style:family="paragraph" style:parent-style-name="Standard">
      <style:paragraph-properties fo:break-before="page"/>
      <style:text-properties style:font-name="Times New Roman"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Text_20_body">
      <style:text-properties style:font-name="Times New Roman"/>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7"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18"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19"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0"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21"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22"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23"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24"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5"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26" style:family="paragraph" style:parent-style-name="Heading_20_1">
      <style:paragraph-properties fo:margin-left="0cm" fo:margin-right="0cm" fo:text-indent="0cm" style:auto-text-indent="false"/>
    </style:style>
    <style:style style:name="P27"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28" style:family="paragraph">
      <style:paragraph-properties fo:text-align="center"/>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4" style:family="text">
      <style:text-properties style:font-name-asian="Times New Roman" style:language-asian="en" style:country-asian="GB"/>
    </style:style>
    <style:style style:name="T5" style:family="text">
      <style:text-properties style:text-position="super 58%"/>
    </style:style>
    <style:style style:name="T6" style:family="text">
      <style:text-properties style:font-name="Liberation Serif"/>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fo:font-weight="normal" style:font-name-asian="Times New Roman" style:language-asian="en" style:country-asian="GB" style:font-weight-asian="normal" style:font-size-complex="12pt" style:font-weight-complex="normal"/>
    </style:style>
    <style:style style:name="T10" style:family="text">
      <style:text-properties style:font-name="Courier 10 Pitch1"/>
    </style:style>
    <style:style style:name="T11" style:family="text">
      <style:text-properties style:font-name="Times New Roman2"/>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10"><text:span text:style-name="T4"> open</text:span>Barter</text:p>
      <text:p text:style-name="P8">“the greatest wealth for the lowest collective effort”</text:p>
      <text:p text:style-name="P7"> </text:p>
      <text:p text:style-name="P7">Abstract</text:p>
      <text:p text:style-name="P9"><text:span text:style-name="T2">openBarter is a server based on the database postgreSql implementing a barter engine that produces movements from barter orders submitted. </text:span> </text:p>
      <text:p text:style-name="P7">Author</text:p>
      <text:p text:style-name="P9">Olivier Chaussavoine, Project leader of openBarter</text:p>
      <text:p text:style-name="P9">olivier.chaussavoine@gmail.com </text:p>
      <text:p text:style-name="P9"/>
      <text:h text:style-name="P25"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But the problem should disappear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surface of forest.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but use quantities exchanged to implement mechanism that is equivalent to the best price rule when it is applied to bilateral cycles where money is one of the fungible values exchanges. </text:p>
      <text:p text:style-name="P13">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24" text:outline-level="1">Architecture</text:h>
      <text:p text:style-name="P14">The market is seen as a flow where input are orders and output are movements.</text:p>
      <text:p text:style-name="P14">Primitives are available to submit orders and consume movements. The production of orders is done by a function launched by a batch.</text:p>
      <text:p text:style-name="P14"><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28" svg:width="2.885cm" svg:height="3.731cm" svg:x="2.732cm" svg:y="0.423cm"><text:p text:style-name="P28">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order, a stack accepting orders as input and a stack storing movements to be consumed. A table towner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2">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24" text:outline-level="1">Use cases</text:h>
      <text:h text:style-name="P27" text:outline-level="2">Non bilateral exchange cycle </text:h>
      <text:p text:style-name="P15">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18">(1 row) </text:p>
      <text:p text:style-name="P15"/>
      <text:p text:style-name="P15">We consider three partners a,b,c where:</text:p>
      <text:list xml:id="list606572378" text:style-name="L1">
        <text:list-item>
          <text:p text:style-name="P21">a provides 20 q1 and requires 10 q2</text:p>
        </text:list-item>
        <text:list-item>
          <text:p text:style-name="P21">b provides 20 q2 and requires 10 q3</text:p>
        </text:list-item>
        <text:list-item>
          <text:p text:style-name="P21">c provides 20 q3 and requires 10 q1</text:p>
        </text:list-item>
      </text:list>
      <text:p text:style-name="P15">The market can find a relation between these orders to for a cycle with partners a, b and c. We insert these orders with the following commands:</text:p>
      <text:p text:style-name="P18">market=# select * from fsubmitbarter(1,'a',NULL,'q2',10,'q1',20); </text:p>
      <text:p text:style-name="P18"><text:s/>id | diag </text:p>
      <text:p text:style-name="P18">----+------ </text:p>
      <text:p text:style-name="P18"><text:s text:c="2"/>1 | <text:s text:c="3"/>0 </text:p>
      <text:p text:style-name="P18">(1 row) </text:p>
      <text:p text:style-name="P18">market=# select * from fsubmitbarter(1,'b',NULL,'q3',10,'q2',20); </text:p>
      <text:p text:style-name="P18"><text:s/>id | diag </text:p>
      <text:p text:style-name="P18">----+------ </text:p>
      <text:p text:style-name="P18"><text:s text:c="2"/>2 | <text:s text:c="3"/>0 </text:p>
      <text:p text:style-name="P18">(1 row) </text:p>
      <text:p text:style-name="P18">market=# select * from fsubmitbarter(1,'c',NULL,'q1',10,'q3',20); </text:p>
      <text:p text:style-name="P18"><text:soft-page-break/><text:s/>id | diag </text:p>
      <text:p text:style-name="P18">----+------ </text:p>
      <text:p text:style-name="P18"><text:s text:c="2"/>3 | <text:s text:c="3"/>0 </text:p>
      <text:p text:style-name="P18">(1 row) </text:p>
      <text:p text:style-name="Text_20_body"><text:span text:style-name="T9">The diag=0 means the commmand where accepted into the input. The id field returns the number given by the market to the order. <text:s/>Commands are now stacked into the table </text:span><text:span text:style-name="T3">tstack</text:span><text:span text:style-name="T9">. </text:span></text:p>
      <text:p text:style-name="P17">A batch should be set to consume this table and submit orders to the orderbook. When this batch is not installed, you must type the following command: </text:p>
      <text:p text:style-name="P18">market=# select * from femptystack(); </text:p>
      <text:p text:style-name="P18"><text:s/>femptystack </text:p>
      <text:p text:style-name="P18">------------- </text:p>
      <text:p text:style-name="P18"><text:s text:c="11"/>3 </text:p>
      <text:p text:style-name="P18">(1 row)</text:p>
      <text:p text:style-name="P17">The three commands have been submitted to <text:s/>the order book and produced the following:</text:p>
      <text:p text:style-name="P18">market=# select id,nbc,grp,own_src,own_dst,qtt,nat from tmvt; </text:p>
      <text:p text:style-name="P18"><text:s/>id | nbc | grp | own_src | own_dst | qtt | nat </text:p>
      <text:p text:style-name="P18">----+-----+-----+---------+---------+-----+----- </text:p>
      <text:p text:style-name="P18"><text:s text:c="2"/>1 | <text:s text:c="2"/>3 | <text:s text:c="2"/>1 | c <text:s text:c="6"/>| b <text:s text:c="6"/>| <text:s/>20 | q3 </text:p>
      <text:p text:style-name="P18"><text:s text:c="2"/>2 | <text:s text:c="2"/>3 | <text:s text:c="2"/>1 | b <text:s text:c="6"/>| a <text:s text:c="6"/>| <text:s/>20 | q2 </text:p>
      <text:p text:style-name="P18"><text:s text:c="2"/>3 | <text:s text:c="2"/>3 | <text:s text:c="2"/>1 | a <text:s text:c="6"/>| c <text:s text:c="6"/>| <text:s/>20 | q1 </text:p>
      <text:p text:style-name="P18">(3 rows) </text:p>
      <text:p text:style-name="P17">Three movements have been created where the partner:</text:p>
      <text:list xml:id="list1146053597" text:style-name="L2">
        <text:list-item>
          <text:p text:style-name="P23">c provided 20 q3 to b</text:p>
        </text:list-item>
        <text:list-item>
          <text:p text:style-name="P23">b provided 20 q2 to a</text:p>
        </text:list-item>
        <text:list-item>
          <text:p text:style-name="P23">a provided 20 q1 to c</text:p>
        </text:list-item>
      </text:list>
      <text:p text:style-name="P17"><text:s text:c="2"/>A movement is inserted with the name of the database user that inserted the order. </text:p>
      <text:p text:style-name="P18">market=# select usr,ack from tmvt order by id asc limit 1; </text:p>
      <text:p text:style-name="P18"><text:s text:c="3"/>usr <text:s text:c="3"/>| ack </text:p>
      <text:p text:style-name="P18">----------+----- </text:p>
      <text:p text:style-name="P18"><text:s/>postgres | f </text:p>
      <text:p text:style-name="P18">(1 row) </text:p>
      <text:p text:style-name="P17">The function <text:span text:style-name="T2">fackmvt()</text:span> is used to acknowledge the oldest movement:</text:p>
      <text:p text:style-name="P18">market=# select fackmvt(); </text:p>
      <text:p text:style-name="P18"><text:s/>fackmvt </text:p>
      <text:p text:style-name="P18">--------- </text:p>
      <text:p text:style-name="P18"><text:s text:c="7"/>1 </text:p>
      <text:p text:style-name="P18">(1 row) </text:p>
      <text:p text:style-name="P18"/>
      <text:p text:style-name="P18"># select usr,ack from tmvt order by id asc limit 1; </text:p>
      <text:p text:style-name="P18"><text:s text:c="3"/>usr <text:s text:c="3"/>| ack </text:p>
      <text:p text:style-name="P18">----------+----- </text:p>
      <text:p text:style-name="P18"><text:s/>postgres | t</text:p>
      <text:p text:style-name="P18">(1 row)</text:p>
      <text:p text:style-name="P15">The <text:span text:style-name="T2">ack</text:span> flag is set when a movement is acknowledged. An exchange cycle is removed from <text:span text:style-name="T2">tmvt</text:span> when all its <text:s/>movements were acknowledged:</text:p>
      <text:p text:style-name="P18">market=# select fackmvt(); </text:p>
      <text:p text:style-name="P18"><text:s/>fackmvt </text:p>
      <text:p text:style-name="P18">--------- </text:p>
      <text:p text:style-name="P18"><text:s text:c="7"/>1 </text:p>
      <text:p text:style-name="P18"><text:soft-page-break/>(1 row)</text:p>
      <text:p text:style-name="P18">market=# select fackmvt(); </text:p>
      <text:p text:style-name="P18"><text:s/>fackmvt </text:p>
      <text:p text:style-name="P18">--------- </text:p>
      <text:p text:style-name="P18"><text:s text:c="7"/>1 </text:p>
      <text:p text:style-name="P18">(1 row)</text:p>
      <text:p text:style-name="P18">market=# select usr,ack from tmvt; </text:p>
      <text:p text:style-name="P18"><text:s/>usr | ack </text:p>
      <text:p text:style-name="P18">-----+----- </text:p>
      <text:p text:style-name="P18">(0 rows) </text:p>
      <text:p text:style-name="P16"/>
      <text:h text:style-name="P27" text:outline-level="2">Several orders for the same value provided</text:h>
      <text:p text:style-name="P15">Several orders of the same owner can be made on a single value. It is done by using as third parameter of <text:span text:style-name="T2">fsubmitorder</text:span> the reference of a previous order providing this value.</text:p>
      <text:p text:style-name="P15">We suppose for example that:</text:p>
      <text:list xml:id="list333861375" text:style-name="L3">
        <text:list-item>
          <text:p text:style-name="P22">a provides 10 q1 and requires 10 q2 <text:span text:style-name="T8">or</text:span> 10q3</text:p>
        </text:list-item>
        <text:list-item>
          <text:p text:style-name="P22">b provides 5q2 and requires 5q1</text:p>
        </text:list-item>
        <text:list-item>
          <text:p text:style-name="P22">c provides 5q3 and requires 5q1</text:p>
        </text:list-item>
      </text:list>
      <text:p text:style-name="P15"/>
      <text:p text:style-name="P18">market=# select * from fsubmitbarter(1,'a',NULL,'q2',10,'q1',10); </text:p>
      <text:p text:style-name="P18"><text:s/>id | diag </text:p>
      <text:p text:style-name="P18">----+------ </text:p>
      <text:p text:style-name="P18"><text:s text:c="2"/>4 | <text:s text:c="3"/>0 </text:p>
      <text:p text:style-name="P18">(1 row) </text:p>
      <text:p text:style-name="P18">market=# select * from fsubmitbarter(1,'a',4,'q3',10,NULL,NULL); </text:p>
      <text:p text:style-name="P18"><text:s/>id | diag </text:p>
      <text:p text:style-name="P18">----+------ </text:p>
      <text:p text:style-name="P18"><text:s text:c="2"/>5 | <text:s text:c="3"/>0 <text:s/></text:p>
      <text:p text:style-name="P18">market=# select * from fsubmitbarter(1,'b',NULL,'q1',5,'q2',5); </text:p>
      <text:p text:style-name="P18"><text:s/>id | diag </text:p>
      <text:p text:style-name="P18">----+------ </text:p>
      <text:p text:style-name="P18"><text:s text:c="2"/>6 | <text:s text:c="3"/>0 </text:p>
      <text:p text:style-name="P18">market=# select femptystack(); </text:p>
      <text:p text:style-name="P18">------------- </text:p>
      <text:p text:style-name="P18"><text:s text:c="11"/>3 </text:p>
      <text:p text:style-name="P18">(1 row)</text:p>
      <text:p text:style-name="P15">Two movements were produced where a and b exchanged 5q2 for 5q1. These movements are acknowledged:</text:p>
      <text:p text:style-name="P18">market=# select id,nbc,grp,own_src,own_dst,qtt,nat from tmvt; </text:p>
      <text:p text:style-name="P18"><text:s/>id | nbc | grp | own_src | own_dst | qtt | nat </text:p>
      <text:p text:style-name="P18">----+-----+-----+---------+---------+-----+----- </text:p>
      <text:p text:style-name="P18"><text:s text:c="2"/>4 | <text:s text:c="2"/>2 | <text:s text:c="2"/>4 | b <text:s text:c="6"/>| a <text:s text:c="6"/>| <text:s text:c="2"/>5 | q2 </text:p>
      <text:p text:style-name="P18"><text:s text:c="2"/>5 | <text:s text:c="2"/>2 | <text:s text:c="2"/>4 | a <text:s text:c="6"/>| b <text:s text:c="6"/>| <text:s text:c="2"/>5 | q1 </text:p>
      <text:p text:style-name="P18">(2 rows) </text:p>
      <text:p text:style-name="P18">market=# select fackmvt(); </text:p>
      <text:p text:style-name="P18"><text:s/>fackmvt </text:p>
      <text:p text:style-name="P18">--------- </text:p>
      <text:p text:style-name="P18"><text:s text:c="7"/>1 </text:p>
      <text:p text:style-name="P18"><text:soft-page-break/>(1 row)</text:p>
      <text:p text:style-name="P18">market=# select fackmvt(); </text:p>
      <text:p text:style-name="P18"><text:s/>fackmvt </text:p>
      <text:p text:style-name="P18">--------- </text:p>
      <text:p text:style-name="P18"><text:s text:c="7"/>1 </text:p>
      <text:p text:style-name="P18">(1 row)</text:p>
      <text:p text:style-name="P17">Two orders remain unmatched in the order book:</text:p>
      <text:p text:style-name="P18">market=# select id,own,oid,qtt_requ,qua_requ,qtt_prov,qua_prov,qtt from vorder; </text:p>
      <text:p text:style-name="P18"><text:s/>id | own | oid | qtt_requ | qua_requ | qtt_prov | qua_prov | qtt </text:p>
      <text:p text:style-name="P18">----+-----+-----+----------+----------+----------+----------+----- </text:p>
      <text:p text:style-name="P18"><text:s text:c="2"/>5 | a <text:s text:c="2"/>| <text:s text:c="2"/>4 | <text:s text:c="6"/>10 | q3 <text:s text:c="6"/>| <text:s text:c="6"/>10 | q1 <text:s text:c="6"/>| <text:s text:c="2"/>5 </text:p>
      <text:p text:style-name="P18"><text:s text:c="2"/>4 | a <text:s text:c="2"/>| <text:s text:c="2"/>4 | <text:s text:c="6"/>10 | q2 <text:s text:c="6"/>| <text:s text:c="6"/>10 | q1 <text:s text:c="6"/>| <text:s text:c="2"/>5 </text:p>
      <text:p text:style-name="P18">(2 rows) </text:p>
      <text:p text:style-name="P17">The quantity of q1 owned by <text:span text:style-name="T2">a</text:span> remaining available for exchange is 5.</text:p>
      <text:p text:style-name="P17">We insert a new order from <text:span text:style-name="T2">c</text:span>:</text:p>
      <text:p text:style-name="P18">market=# select * from fsubmitbarter(1,'c',NULL,'q1',5,'q3',5); </text:p>
      <text:p text:style-name="P18"><text:s/>id | diag </text:p>
      <text:p text:style-name="P18">----+------ </text:p>
      <text:p text:style-name="P18"><text:s text:c="2"/>7 | <text:s text:c="3"/>0 </text:p>
      <text:p text:style-name="P18">market=# select femptystack(); </text:p>
      <text:p text:style-name="P18">------------- </text:p>
      <text:p text:style-name="P18"><text:s text:c="11"/>1 </text:p>
      <text:p text:style-name="P15">Two new movements were produced:</text:p>
      <text:p text:style-name="P18">market=# select id,nbc,grp,own_src,own_dst,qtt,nat from tmvt; </text:p>
      <text:p text:style-name="P18"><text:s/>id | nbc | grp | own_src | own_dst | qtt | nat </text:p>
      <text:p text:style-name="P18">----+-----+-----+---------+---------+-----+----- </text:p>
      <text:p text:style-name="P18"><text:s text:c="2"/>6 | <text:s text:c="2"/>2 | <text:s text:c="2"/>6 | c <text:s text:c="6"/>| a <text:s text:c="6"/>| <text:s text:c="2"/>5 | q3 </text:p>
      <text:p text:style-name="P18"><text:s text:c="2"/>7 | <text:s text:c="2"/>2 | <text:s text:c="2"/>6 | a <text:s text:c="6"/>| c <text:s text:c="6"/>| <text:s text:c="2"/>5 | q1 </text:p>
      <text:p text:style-name="P18">(2 rows) </text:p>
      <text:p text:style-name="P18">market=# select fackmvt(); </text:p>
      <text:p text:style-name="P18"><text:s/>fackmvt </text:p>
      <text:p text:style-name="P18">--------- </text:p>
      <text:p text:style-name="P18"><text:s text:c="7"/>1 </text:p>
      <text:p text:style-name="P18">(1 row)</text:p>
      <text:p text:style-name="P18">market=# select fackmvt(); </text:p>
      <text:p text:style-name="P18"><text:s/>fackmvt </text:p>
      <text:p text:style-name="P18">--------- </text:p>
      <text:p text:style-name="P18"><text:s text:c="7"/>1 </text:p>
      <text:p text:style-name="P18">(1 row)</text:p>
      <text:p text:style-name="P17">Where the remaining quantity of q1 owned by <text:span text:style-name="T2">a</text:span> is exchanged for 5 q3 that was owned by <text:span text:style-name="T2">c</text:span>.</text:p>
      <text:p text:style-name="P17">The order book is now empty, as tables tmvt and torder.</text:p>
      <text:h text:style-name="P27" text:outline-level="2">Best and limit barter </text:h>
      <text:p text:style-name="P15">A barter order is limit when the ratio <text:span text:style-name="T11">ω</text:span>' between provided and received quantities of movements produced is better (lower) than the ratio <text:span text:style-name="T11">ω</text:span> between provided and required quantities of the order. </text:p>
      <text:p text:style-name="P15">A barter order is best when this condition is not required. The best <text:span text:style-name="T11">ω'</text:span> of the market is used to produce movements even if it is worse (higher) than the <text:span text:style-name="T11">ω of order</text:span>.</text:p>
      <text:p text:style-name="P15"><text:soft-page-break/>The first parameter of <text:span text:style-name="T2">fsubmitbarter</text:span> is 1 for limit and 2 for best. We had barter limit in previous examples.</text:p>
      <text:p text:style-name="P15">We suppose that:</text:p>
      <text:list xml:id="list828059308" text:continue-numbering="true" text:style-name="L3">
        <text:list-item>
          <text:p text:style-name="P22">a provides 10 q1 and requires 20 q2 (barter best)</text:p>
        </text:list-item>
        <text:list-item>
          <text:p text:style-name="P22">b provides 10 q2 and requires 20 q1 (barter best)</text:p>
        </text:list-item>
      </text:list>
      <text:p text:style-name="P15"/>
      <text:p text:style-name="P18">market=# select * from fsubmitbarter(2,'a',NULL,'q2',20,'q1',10); </text:p>
      <text:p text:style-name="P18"><text:s/>id | diag </text:p>
      <text:p text:style-name="P18">----+------ </text:p>
      <text:p text:style-name="P18"><text:s text:c="2"/>8 | <text:s text:c="3"/>0 </text:p>
      <text:p text:style-name="P18">(1 row) <text:s/></text:p>
      <text:p text:style-name="P18">market=# select * from fsubmitbarter(2,'b',NULL,'q1',20,'q2',10); </text:p>
      <text:p text:style-name="P18"><text:s/>id | diag </text:p>
      <text:p text:style-name="P18">----+------ </text:p>
      <text:p text:style-name="P18"><text:s text:c="2"/>9 | <text:s text:c="3"/>0 </text:p>
      <text:p text:style-name="P18">market=# select femptystack(); </text:p>
      <text:p text:style-name="P18">------------- </text:p>
      <text:p text:style-name="P18"><text:s text:c="11"/>2 </text:p>
      <text:p text:style-name="P18">(1 row)</text:p>
      <text:p text:style-name="P15">Two movements were produced where a and b exchanged 10 q2 for 10 q1 even if the ratio of movements is not better than those of orders:</text:p>
      <text:p text:style-name="P18">market=# select id,nbc,grp,own_src,own_dst,qtt,nat from tmvt; </text:p>
      <text:p text:style-name="P18"><text:s/>id | nbc | grp | own_src | own_dst | qtt | nat </text:p>
      <text:p text:style-name="P18">----+-----+-----+---------+---------+-----+----- </text:p>
      <text:p text:style-name="P18"><text:s text:c="2"/>8 | <text:s text:c="2"/>2 | <text:s text:c="2"/>8 | b <text:s text:c="6"/>| a <text:s text:c="6"/>| <text:s/>10 | q2 </text:p>
      <text:p text:style-name="P18"><text:s text:c="2"/>9 | <text:s text:c="2"/>2 | <text:s text:c="2"/>8 | a <text:s text:c="6"/>| b <text:s text:c="6"/>| <text:s/>10 | q1 </text:p>
      <text:p text:style-name="P18">(2 rows) </text:p>
      <text:p text:style-name="P18">market=# select fackmvt(); </text:p>
      <text:p text:style-name="P18"><text:s/>fackmvt </text:p>
      <text:p text:style-name="P18">--------- </text:p>
      <text:p text:style-name="P18"><text:s text:c="7"/>1 </text:p>
      <text:p text:style-name="P18">(1 row)</text:p>
      <text:p text:style-name="P18">market=# select fackmvt(); </text:p>
      <text:p text:style-name="P18"><text:s/>fackmvt </text:p>
      <text:p text:style-name="P18">--------- </text:p>
      <text:p text:style-name="P18"><text:s text:c="7"/>1 </text:p>
      <text:p text:style-name="P18">(1 row)</text:p>
      <text:p text:style-name="P17">These orders would not produce any movement if orders were barter limit instead of barter best.</text:p>
      <text:h text:style-name="P27" text:outline-level="2">Quote </text:h>
      <text:p text:style-name="P15">A quote gives the best path of the market from a quality to an other.</text:p>
      <text:p text:style-name="P15">We submit three barter with two possible exchanges of q1 in exchange of q3 and a quote (unnecessary responses à omitted):</text:p>
      <text:p text:style-name="P18">market=# select * from fsubmitbarter(1,'a',NULL,'q2',20,'q1',80); </text:p>
      <text:p text:style-name="P18">market=# select * from fsubmitbarter(1,'b',NULL,'q3',10,'q2',20); </text:p>
      <text:p text:style-name="P18">market=# select * from fsubmitbarter(1,'c',NULL,'q3',10,'q1',70); </text:p>
      <text:p text:style-name="P18">market=# select * from fsubmitquote(1,'d','q1','q3'); </text:p>
      <text:p text:style-name="P18"><text:soft-page-break/>market=# select * from femptystack();</text:p>
      <text:p text:style-name="P18">market=# select json from tmvt; </text:p>
      <text:p text:style-name="P19"><text:s text:c="45"/>json <text:s text:c="44"/></text:p>
      <text:p text:style-name="P19">---------------------------------------------------------------------------------------------- </text:p>
      <text:p text:style-name="P19"><text:s/>{"qtt_requ":80,"qtt_prov":10,"qtt":10,"paths":[ <text:s text:c="44"/>+ </text:p>
      <text:p text:style-name="P19"><text:s/>[{"type":1, "id":11, "oid":11, "own":2, "qtt_requ":10, "qtt_prov":20, "qtt":20, "flowr":20},+ </text:p>
      <text:p text:style-name="P19"><text:s/>{"type":1, "id":10, "oid":10, "own":1, "qtt_requ":20, "qtt_prov":80, "qtt":80, "flowr":80}, + </text:p>
      <text:p text:style-name="P19"><text:s/>{"type":13, "id":13, "oid":13, "own":4, "qtt_requ":80, "qtt_prov":10, "qtt":10, "flowr":10}]+ </text:p>
      <text:p text:style-name="P19"><text:s/>]} </text:p>
      <text:p text:style-name="P19">(1 row) </text:p>
      <text:p text:style-name="P18">market=# select fackmvt(); </text:p>
      <text:p text:style-name="P18">market=# select fsubmitbarter(1,'d',NULL,'q1',80,'q3',10); </text:p>
      <text:p text:style-name="P18">market=# select * from femptystack(); </text:p>
      <text:p text:style-name="P18"><text:span text:style-name="T10">market=# </text:span>select id,nbc,grp,own_src,own_dst,qtt,nat from tmvt; </text:p>
      <text:p text:style-name="P18"><text:s/>id | nbc | grp | own_src | own_dst | qtt | nat </text:p>
      <text:p text:style-name="P18">----+-----+-----+---------+---------+-----+----- </text:p>
      <text:p text:style-name="P18"><text:s/>11 | <text:s text:c="2"/>3 | <text:s/>11 | d <text:s text:c="6"/>| b <text:s text:c="6"/>| <text:s/>10 | q3 </text:p>
      <text:p text:style-name="P18"><text:s/>12 | <text:s text:c="2"/>3 | <text:s/>11 | b <text:s text:c="6"/>| a <text:s text:c="6"/>| <text:s/>20 | q2 </text:p>
      <text:p text:style-name="P18"><text:s/>13 | <text:s text:c="2"/>3 | <text:s/>11 | a <text:s text:c="6"/>| d <text:s text:c="6"/>| <text:s/>80 | q1 </text:p>
      <text:p text:style-name="P18">(3 rows)</text:p>
      <text:p text:style-name="P18">market=# select fackmvt();select fackmvt();select fackmvt();</text:p>
      <text:p text:style-name="P15">A single row is produced by <text:span text:style-name="T2">fsubmitquote()</text:span> with a field <text:span text:style-name="T2">json</text:span> of the table <text:span text:style-name="T2">tmvt</text:span> giving <text:span text:style-name="T2">qtt_requ</text:span> and <text:span text:style-name="T2">qtt_prov</text:span> that can be obtained with the best path of the market, and the details of the cycle found. This single row does not represent an exchange, but the result of the quote. </text:p>
      <text:p text:style-name="P15">A barter of these quantities give the expected cycle.<text:span text:style-name="T10"> </text:span></text:p>
      <text:h text:style-name="Heading_20_1" text:outline-level="1">Principle</text:h>
      <text:p text:style-name="P4">The barter market accepts exchange orders of the form:</text:p>
      <text:p text:style-name="P6">I propose a value in exchange of a value of an other quality for a minimum quantity</text:p>
      <text:p text:style-name="P4">submitted by the owner of the value proposed. <text:s/></text:p>
      <text:p text:style-name="P4">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4">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4"><text:soft-page-break/>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5">1</text:span> that the choice of the cycle having Ω maximum is the same as what would be obtained with the best price rule when this choice 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4">The extension of the best price rule to non-bilateral exchange is not unique, and could also be obtained by maximizing individual profit<text:note text:id="ftn1" text:note-class="footnote"><text:note-citation>1</text:note-citation><text:note-body><text:p text:style-name="Footnote"><text:span text:style-name="T6"><text:s/>minimize </text:span><text:span text:style-name="T7">ω', that is minimizing </text:span><text:span text:style-name="T7"><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7">or maximizing </text:span><text:span text:style-name="T7"><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7">instead of </text:span><text:span text:style-name="T7"><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7">.</text:span></text:p></text:note-body></text:note> instead of utility. The use of money maintains a confusion between these two distinct goals with assessed social economic consequences.</text:p>
      <text:p text:style-name="P4">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5">The difference between this barter market and a regular CLOB is only that 1) exchange cycles can be non-bilateral 2) competition is performed with <text:s/>Ω instead of price. CLOB algorithm used by most important market places such as the New York Stock Exchange is adapted to implement barter markets.</text:p>
      <text:p text:style-name="P11"/>
      <text:h text:style-name="Heading_20_1" text:outline-level="1">Interfaces</text:h>
      <text:p text:style-name="Text_20_body">Interfaces allow insertion of new orders into the input stack and consumption <text:s/>of movements produced. A batch performs regular submission of orders using the stack as input. The results of this batch are inserted into the movements table tmvt. </text:p>
      <text:p text:style-name="Text_20_body">Orders can be a barter or a quote. </text:p>
      <text:p text:style-name="Text_20_body">For a barter, the owner offers the value provided in exchange of a value required. </text:p>
      <text:p text:style-name="Text_20_body">A barter can be limit; meaning that exchange cycles produced from this barter will have a ratio (quantity provided/quantity received) lower or equal to the ratio (qua_prov/qua_requ) of the order.</text:p>
      <text:p text:style-name="Text_20_body">A barter can also be best; meaning that exchange cycles produced will be the best possible exchanges <text:s/>of the order book without a limitation on the ratio of the order.</text:p>
      <text:p text:style-name="Text_20_body">The value offered by a barter can be the same as that offered by a previous parent order. </text:p>
      <text:p text:style-name="Text_20_body">A quote just provides information on possible exchange of the market. The result is recorded as a single dummy movement containing informations on the best path of the market for the qualities that would be required and provided. </text:p>
      <text:h text:style-name="Heading_20_2" text:outline-level="2">Input</text:h>
      <text:h text:style-name="Heading_20_3" text:outline-level="3">barter</text:h>
      <text:p text:style-name="Text_20_body">A barter is submitted with the following syntax:</text:p>
      <text:p text:style-name="code-imformatique">=&gt; SELECT * FROM fsubmitbarter(type,own,oid,qua_requ,qtt_requ,qua_prov); <text:s/></text:p>
      <text:p text:style-name="P5">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5">type</text:p>
          </table:table-cell>
          <table:table-cell table:style-name="Tableau10.A1" office:value-type="string">
            <text:p text:style-name="P5">int</text:p>
          </table:table-cell>
          <table:table-cell table:style-name="Tableau10.C1" office:value-type="string">
            <text:p text:style-name="P5">1 barter limit</text:p>
            <text:p text:style-name="P5">2 barter best</text:p>
          </table:table-cell>
        </table:table-row>
        <table:table-row>
          <table:table-cell table:style-name="Tableau10.A2" office:value-type="string">
            <text:p text:style-name="P5">own</text:p>
          </table:table-cell>
          <table:table-cell table:style-name="Tableau10.A2" office:value-type="string">
            <text:p text:style-name="P5">text</text:p>
          </table:table-cell>
          <table:table-cell table:style-name="Tableau10.C2" office:value-type="string">
            <text:p text:style-name="P5">the name of the owner,</text:p>
          </table:table-cell>
        </table:table-row>
        <table:table-row>
          <table:table-cell table:style-name="Tableau10.A2" office:value-type="string">
            <text:p text:style-name="P5">oid</text:p>
          </table:table-cell>
          <table:table-cell table:style-name="Tableau10.A2" office:value-type="string">
            <text:p text:style-name="P5">int</text:p>
          </table:table-cell>
          <table:table-cell table:style-name="Tableau10.C2" office:value-type="string">
            <text:p text:style-name="P5">id of a parent order,</text:p>
          </table:table-cell>
        </table:table-row>
        <table:table-row>
          <table:table-cell table:style-name="Tableau10.A2" office:value-type="string">
            <text:p text:style-name="P5">qua_requ</text:p>
          </table:table-cell>
          <table:table-cell table:style-name="Tableau10.A2" office:value-type="string">
            <text:p text:style-name="P5">text</text:p>
          </table:table-cell>
          <table:table-cell table:style-name="Tableau10.C2" office:value-type="string">
            <text:p text:style-name="P5">the quality required,</text:p>
          </table:table-cell>
        </table:table-row>
        <table:table-row>
          <table:table-cell table:style-name="Tableau10.A2" office:value-type="string">
            <text:p text:style-name="P5">qtt_requ</text:p>
          </table:table-cell>
          <table:table-cell table:style-name="Tableau10.A2" office:value-type="string">
            <text:p text:style-name="P5">int8</text:p>
          </table:table-cell>
          <table:table-cell table:style-name="Tableau10.C2" office:value-type="string">
            <text:p text:style-name="P5">the quantity required,</text:p>
          </table:table-cell>
        </table:table-row>
        <table:table-row>
          <table:table-cell table:style-name="Tableau10.A2" office:value-type="string">
            <text:p text:style-name="P5">qua_prov</text:p>
          </table:table-cell>
          <table:table-cell table:style-name="Tableau10.A2" office:value-type="string">
            <text:p text:style-name="P5">text</text:p>
          </table:table-cell>
          <table:table-cell table:style-name="Tableau10.C2" office:value-type="string">
            <text:p text:style-name="P5">the quality provided.</text:p>
          </table:table-cell>
        </table:table-row>
        <table:table-row>
          <table:table-cell table:style-name="Tableau10.A2" office:value-type="string">
            <text:p text:style-name="P5">qtt_prov</text:p>
          </table:table-cell>
          <table:table-cell table:style-name="Tableau10.A2" office:value-type="string">
            <text:p text:style-name="P5">int8</text:p>
          </table:table-cell>
          <table:table-cell table:style-name="Tableau10.C2" office:value-type="string">
            <text:p text:style-name="P5">the quantity provided,</text:p>
          </table:table-cell>
        </table:table-row>
      </table:table>
      <text:p text:style-name="Text_20_body"/>
      <text:p text:style-name="Text_20_body"><text:soft-page-break/>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oid is set NULL when this barter is a parent order. It is set to the id of a parent order to express the fact the present barter request an other value for the value proposed by the parent order. The fields qua_prov must be the same as parent. The field qtt_prov is ignored. This order is then a new requirement on the value provided by this previous order.</text:p>
      <text:p text:style-name="Text_20_body">Possible error codes returned by diag are:</text:p>
      <table:table table:name="Tableau2" table:style-name="Tableau2">
        <table:table-column table:style-name="Tableau2.A"/>
        <table:table-column table:style-name="Tableau2.B"/>
        <table:table-row>
          <table:table-cell table:style-name="Tableau2.A1" office:value-type="string">
            <text:p text:style-name="P12">diag</text:p>
          </table:table-cell>
          <table:table-cell table:style-name="Tableau2.B1" office:value-type="string">
            <text:p text:style-name="P12">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is the number given by the market to the order,</text:p>
          </table:table-cell>
        </table:table-row>
        <table:table-row>
          <table:table-cell table:style-name="Tableau2.A2" office:value-type="string">
            <text:p text:style-name="Table_20_Contents">-1</text:p>
          </table:table-cell>
          <table:table-cell table:style-name="Tableau2.B2" office:value-type="string">
            <text:p text:style-name="Table_20_Contents">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qtt_prov&lt;=0 or qtt_requ&lt;=0</text:p>
          </table:table-cell>
        </table:table-row>
        <table:table-row>
          <table:table-cell table:style-name="Tableau2.A2" office:value-type="string">
            <text:p text:style-name="Table_20_Contents">-3</text:p>
          </table:table-cell>
          <table:table-cell table:style-name="Tableau2.B2" office:value-type="string">
            <text:p text:style-name="Table_20_Contents">Incorrect order type</text:p>
          </table:table-cell>
        </table:table-row>
        <table:table-row>
          <table:table-cell table:style-name="Tableau2.A2" office:value-type="string">
            <text:p text:style-name="Table_20_Contents">-4</text:p>
          </table:table-cell>
          <table:table-cell table:style-name="Tableau2.B2" office:value-type="string">
            <text:p text:style-name="Table_20_Contents">When oid is not NULL, qua_prov and qtt_prov must be NULL</text:p>
          </table:table-cell>
        </table:table-row>
      </table:table>
      <text:p text:style-name="Standard"/>
      <text:h text:style-name="Heading_20_3" text:outline-level="3">quote</text:h>
      <text:p text:style-name="Text_20_body">A quote is submitted with the following syntax:</text:p>
      <text:p text:style-name="code-imformatique">=&gt; SELECT * FROM fsubmitquote(type,own,qua_requ,qtt_requ); <text:s/></text:p>
      <text:p text:style-name="P5">Where:<text:tab/></text:p>
      <table:table table:name="Tableau3" table:style-name="Tableau3">
        <table:table-column table:style-name="Tableau3.A"/>
        <table:table-column table:style-name="Tableau3.B"/>
        <table:table-column table:style-name="Tableau3.C"/>
        <table:table-row>
          <table:table-cell table:style-name="Tableau3.A1" office:value-type="string">
            <text:p text:style-name="P5">type</text:p>
          </table:table-cell>
          <table:table-cell table:style-name="Tableau3.A1" office:value-type="string">
            <text:p text:style-name="P5">int</text:p>
          </table:table-cell>
          <table:table-cell table:style-name="Tableau3.C1" office:value-type="string">
            <text:p text:style-name="P5">1 </text:p>
          </table:table-cell>
        </table:table-row>
        <table:table-row>
          <table:table-cell table:style-name="Tableau3.A2" office:value-type="string">
            <text:p text:style-name="P5">own</text:p>
          </table:table-cell>
          <table:table-cell table:style-name="Tableau3.A2" office:value-type="string">
            <text:p text:style-name="P5">text</text:p>
          </table:table-cell>
          <table:table-cell table:style-name="Tableau3.C2" office:value-type="string">
            <text:p text:style-name="P5">the name of the owner,</text:p>
          </table:table-cell>
        </table:table-row>
        <table:table-row>
          <table:table-cell table:style-name="Tableau3.A2" office:value-type="string">
            <text:p text:style-name="P5">qua_requ</text:p>
          </table:table-cell>
          <table:table-cell table:style-name="Tableau3.A2" office:value-type="string">
            <text:p text:style-name="P5">text</text:p>
          </table:table-cell>
          <table:table-cell table:style-name="Tableau3.C2" office:value-type="string">
            <text:p text:style-name="P5">the quality required,</text:p>
          </table:table-cell>
        </table:table-row>
        <table:table-row>
          <table:table-cell table:style-name="Tableau3.A2" office:value-type="string">
            <text:p text:style-name="P5">qua_prov</text:p>
          </table:table-cell>
          <table:table-cell table:style-name="Tableau3.A2" office:value-type="string">
            <text:p text:style-name="P5">text</text:p>
          </table:table-cell>
          <table:table-cell table:style-name="Tableau3.C2" office:value-type="string">
            <text:p text:style-name="P5">the quality provided.</text:p>
          </table:table-cell>
        </table:table-row>
      </table:table>
      <text:p text:style-name="Text_20_body"/>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2">diag</text:p>
          </table:table-cell>
          <table:table-cell table:style-name="Tableau4.B1" office:value-type="string">
            <text:p text:style-name="P12">meaning<text:soft-page-break/></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2">json</text:span> field describes the best path of the market require-ring and providing the qualities specified. It's fields <text:span text:style-name="T2">qtt_prov</text:span> and <text:span text:style-name="T2">qtt_requ</text:span> gives the quantities of this path, and the field <text:span text:style-name="T2">paths</text:span> gives the details of this path.</text:p>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 of <text:span text:style-name="T2">tstack</text:span> in a single transaction. </text:p>
      <text:h text:style-name="Heading_20_2" text:outline-level="2">Read the order book</text:h>
      <text:p text:style-name="Text_20_body">The order book can be red with the following select:</text:p>
      <text:p text:style-name="code-imformatique">=&gt; SELECT * FROM vorder o WHERE o.qua_prov <text:span text:style-name="T8">='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text:soft-page-break/>Qtt is the quantity available for exchange while qtt_prov and qtt_requ defined the <text:span text:style-name="T1">ω of</text:span> the order. Qtt is reduced each time a movement is created from this order.</text:p>
      <text:p text:style-name="Text_20_body">When oid is not NULL, the fields qtt,qtt_prov are those of the order referenced by oid.</text:p>
      <text:h text:style-name="Heading_20_2" text:outline-level="2">Output</text:h>
      <text:p text:style-name="Text_20_body">The table of movements can be read with a SELECT statement.</text:p>
      <text:p text:style-name="Text_20_body">This table contains results of barter. Each row is a statement where an owner (own_src) provides a value (nat,qtt) to an other (own_dst).</text:p>
      <text:p text:style-name="Text_20_body">An exchange cycle produced by a barter is described by rows with the same (grp) field. </text:p>
      <text:p text:style-name="Text_20_body">A single row is produced with (own_src=own_dst) for a quote (type=5) or when an order was rejected by the batch.</text:p>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Order type (1 or 2 for a barter, &gt;3 for a quote)</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text:soft-page-break/>-1 <text:s/>the parent order was not found in the order book</text:p>
            <text:p text:style-name="P3">-2 <text:s/>owner of order and parent are different</text:p>
            <text:p text:style-name="P3">-3 <text:s/>the parent have a parent order</text:p>
            <text:p text:style-name="P3">When refused !=0 , then then nbc = 1 and nbt = 1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For a quote, the field (json) contains a representation of the best path of the market as a json string:</text:p>
      <text:p text:style-name="code-imformatique">{“qtt_prov”:35,”qtt_requ”:28,”qtt”:28,”paths”:[...]} <text:s/></text:p>
      <text:p text:style-name="P3">This means that the best barter limit of the market is with these quantities <text:span text:style-name="T2">qtt_prov</text:span> and <text:span text:style-name="T2">qtt_requ</text:span>. </text:p>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26"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16</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
      <text:p text:style-name="P3"/>
      <text:p text:style-name="P3">MAXCYCLE and MAXPATHFETCHED determine the depth of the exploration of combination of matching between orders. The default values can be changed by a super user while the model is running. By increasing these values, the liquidity of the market grows, and the computation time to <text:soft-page-break/>process orders decreases.</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oft-page-break/>The model does not depend of any schema, and creates roles <text:span text:style-name="T2">client</text:span> and <text:span text:style-name="T2">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soft-page-break/><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3"><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2-19T09:36:19</dc:date>
    <dc:creator>olivier chaussavoine</dc:creator>
    <meta:editing-duration>P6DT19H1M24S</meta:editing-duration>
    <meta:editing-cycles>177</meta:editing-cycles>
    <meta:generator>LibreOffice/3.5$Linux_X86_64 LibreOffice_project/350m1$Build-2</meta:generator>
    <meta:document-statistic meta:table-count="7" meta:image-count="0" meta:object-count="5" meta:page-count="18" meta:paragraph-count="567" meta:word-count="4545" meta:character-count="27165" meta:non-whitespace-character-count="22543"/>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